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ba84d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  <style:text-properties officeooo:paragraph-rsid="000ba84d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officeooo:paragraph-rsid="000753d3" style:font-name-asian="Times New Roman" style:font-name-complex="Times New Roman"/>
    </style:style>
    <style:style style:name="P13" style:family="paragraph" style:parent-style-name="Standard">
      <style:paragraph-properties fo:line-height="150%" style:writing-mode="lr-tb"/>
      <style:text-properties style:font-name="Times New Roman" officeooo:paragraph-rsid="000ba84d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ba84d" style:font-name-asian="Times New Roman" style:font-name-complex="Times New Roman"/>
    </style:style>
    <style:style style:name="T3" style:family="text">
      <style:text-properties style:font-name="Times New Roman" officeooo:rsid="000d42d9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ba84d" style:font-name-asian="Times New Roman" style:font-weight-asian="bold" style:font-name-complex="Times New Roman" style:font-weight-complex="bold"/>
    </style:style>
    <style:style style:name="T6" style:family="text">
      <style:text-properties officeooo:rsid="000ba84d"/>
    </style:style>
    <style:style style:name="T7" style:family="text">
      <style:text-properties officeooo:rsid="000753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Aluno</text:span><text:span text:style-name="T1">: </text:span><text:span text:style-name="T2">Daniella de Oliveira Costa</text:span><text:span text:style-name="T1"><text:tab/><text:tab/><text:tab/><text:tab/></text:span><text:span text:style-name="T4">Data:</text:span><text:span text:style-name="T1"> </text:span><text:span text:style-name="T2">13/11/2013</text:span></text:p>
      <text:p text:style-name="P6"><text:span text:style-name="T4">Fase/Iteração:</text:span><text:span text:style-name="T1"> </text:span><text:span text:style-name="T2">Sprint </text:span><text:span text:style-name="T3">6</text:span><text:span text:style-name="T1"><text:tab/><text:tab/><text:tab/><text:tab/><text:tab/></text:span><text:span text:style-name="T4">Esforço Total:</text:span><text:span text:style-name="T1"> </text:span><text:span text:style-name="T2">3 horas</text:span></text:p>
      <text:p text:style-name="P5"/>
      <text:p text:style-name="P6"><text:span text:style-name="T4">Atividade: <text:s/></text:span><text:span text:style-name="T5">Não conformidades de tickets das sprints</text:span><text:span text:style-name="T1"><text:tab/><text:tab/></text:span><text:span text:style-name="T4">Esforço: <text:s/></text:span><text:span text:style-name="T5">2,5 horas</text:span></text:p>
      <text:p text:style-name="P5">Descrição:<text:span text:style-name="T6">Comunicação sobre os tickets que não foram fechados nas sprints passadas</text:span><text:tab/><text:tab/></text:p>
      <text:p text:style-name="P5">Equipe: <text:span text:style-name="T6">Todos os membros</text:span></text:p>
      <text:p text:style-name="P12"><text:span text:style-name="T7">Artefato: Relatório de inconformidade</text:span></text:p>
      <text:p text:style-name="P10"><text:span text:style-name="T4">Atividade: </text:span><text:span text:style-name="T5">Formatação do PGCO</text:span><text:span text:style-name="T1"><text:tab/><text:tab/></text:span><text:span text:style-name="T4">Esforço: <text:s/></text:span><text:span text:style-name="T5">0,5 horas</text:span></text:p>
      <text:p text:style-name="P9">Descrição: <text:span text:style-name="T6">Formatação do plano de gerencia de configuração</text:span></text:p>
      <text:p text:style-name="P9">Equipe: <text:span text:style-name="T6">GCO</text:span></text:p>
      <text:p text:style-name="P13"><text:span text:style-name="T7">Artefato: Plano de gerencia de configura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6</meta:editing-cycles>
    <dc:date>2013-11-13T18:04:54.706000000</dc:date>
    <meta:editing-duration>PT27S</meta:editing-duration>
    <meta:document-statistic meta:table-count="0" meta:image-count="0" meta:object-count="0" meta:page-count="1" meta:paragraph-count="16" meta:word-count="94" meta:character-count="708" meta:non-whitespace-character-count="612"/>
  </office:meta>
</office:document-meta>
</file>